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Document_20_Title">
      <style:paragraph-properties fo:text-align="start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Nagłówek">
      <style:paragraph-properties fo:orphans="0" fo:widows="0"/>
    </style:style>
    <style:style style:name="P7" style:family="paragraph" style:parent-style-name="Normalny_20__28_Web_29_" style:master-page-name="MP0">
      <loext:graphic-properties draw:fill="solid" draw:fill-color="#ffffff" draw:opacity="100%"/>
      <style:paragraph-properties fo:margin-top="0in" fo:margin-bottom="0.0555in" style:contextual-spacing="false" fo:text-align="justify" style:justify-single-word="false" style:page-number="auto" fo:break-before="page" fo:background-color="#ffffff"/>
      <style:text-properties fo:color="#808080" loext:opacity="100%" fo:font-size="11pt" style:font-size-asian="11pt" style:font-size-complex="11pt"/>
    </style:style>
    <style:style style:name="P8" style:family="paragraph" style:parent-style-name="Normalny_20__28_Web_29_" style:list-style-name="L1">
      <loext:graphic-properties draw:fill="solid" draw:fill-color="#ffffff" draw:opacity="100%"/>
      <style:paragraph-properties fo:margin-top="0in" fo:margin-bottom="0.0555in" style:contextual-spacing="false" fo:background-color="#ffffff"/>
      <style:text-properties fo:color="#808080" loext:opacity="100%" fo:font-size="11pt" style:font-size-asian="11pt" style:font-size-complex="11pt"/>
    </style:style>
    <style:style style:name="P9" style:family="paragraph" style:parent-style-name="Normalny_20__28_Web_29_" style:list-style-name="L1">
      <loext:graphic-properties draw:fill="solid" draw:fill-color="#ffffff" draw:opacity="100%"/>
      <style:paragraph-properties fo:margin-top="0in" fo:margin-bottom="0in" style:contextual-spacing="false" fo:background-color="#ffffff"/>
    </style:style>
    <style:style style:name="P10" style:family="paragraph" style:parent-style-name="Normalny_20__28_Web_29_" style:list-style-name="L1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808080" loext:opacity="100%" fo:font-size="11pt" style:font-size-asian="11pt" style:font-size-complex="11pt"/>
    </style:style>
    <style:style style:name="P11" style:family="paragraph" style:parent-style-name="Standard">
      <style:paragraph-properties fo:orphans="0" fo:widows="0"/>
      <style:text-properties officeooo:paragraph-rsid="00033e28"/>
    </style:style>
    <style:style style:name="P12" style:family="paragraph" style:parent-style-name="Standard" style:list-style-name="L2">
      <style:text-properties style:font-name="Calibri" fo:font-size="11pt" style:font-size-asian="11pt" style:font-size-complex="11pt"/>
    </style:style>
    <style:style style:name="P13" style:family="paragraph" style:parent-style-name="Standard" style:list-style-name="L3">
      <style:text-properties style:font-name="Calibri" fo:font-size="11pt" style:font-size-asian="11pt" style:font-size-complex="11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T1" style:family="text">
      <style:text-properties fo:color="#525252" loext:opacity="100%" style:font-name="Times New Roman" fo:font-size="11pt" fo:language="pl" fo:country="PL" style:font-size-asian="11pt" style:font-weight-complex="bold"/>
    </style:style>
    <style:style style:name="T2" style:family="text">
      <style:text-properties fo:color="#525252" loext:opacity="100%" style:font-name="Times New Roman" fo:font-size="11pt" fo:language="pl" fo:country="PL" fo:font-weight="bold" style:font-size-asian="11pt" style:font-weight-asian="bold"/>
    </style:style>
    <style:style style:name="T3" style:family="text">
      <style:text-properties fo:font-variant="normal" fo:text-transform="none" fo:color="#808080" loext:opacity="100%" style:font-name="Times New Roman" fo:font-size="11pt" fo:language="pl" fo:country="PL" fo:font-weight="bold" style:font-size-asian="11pt" style:language-asian="pl" style:country-asian="PL" style:font-weight-asian="bold" style:font-weight-complex="bold"/>
    </style:style>
    <style:style style:name="T4" style:family="text">
      <style:text-properties style:font-name="Times New Roman" fo:font-size="11pt" fo:language="pl" fo:country="PL" style:font-size-asian="11pt" style:font-size-complex="11pt"/>
    </style:style>
    <style:style style:name="T5" style:family="text">
      <style:text-properties style:font-name="Times New Roman"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language="pl" fo:country="PL" style:font-name-asian="Times New Roman" style:font-name-complex="Times New Roman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style:font-name="Times New Roman" fo:font-size="11pt" fo:language="pl" fo:country="PL" style:font-size-asian="11pt" style:font-size-complex="11pt"/>
    </style:style>
    <style:style style:name="T10" style:family="text">
      <style:text-properties fo:color="#808080" loext:opacity="100%" style:font-name="Times New Roman" fo:font-size="11pt" fo:language="pl" fo:country="PL" fo:font-weight="bold" style:font-size-asian="11pt" style:font-weight-asian="bold" style:font-size-complex="11pt" style:font-weight-complex="bold"/>
    </style:style>
    <style:style style:name="T11" style:family="text">
      <style:text-properties fo:color="#808080" loext:opacity="100%" fo:font-size="11pt" style:font-size-asian="11pt" style:font-size-complex="11pt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style:font-name="Calibri" fo:font-size="11pt" fo:language="pl" fo:country="PL" style:font-name-asian="Calibri" style:font-size-asian="11pt" style:language-asian="en" style:country-asian="US" style:font-size-complex="11pt"/>
    </style:style>
    <style:style style:name="T14" style:family="text">
      <style:text-properties fo:language="en" fo:country="G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[Przygotowanie wstępnego planu przedsięwzięcia projektowego (ma ono charakter organizacyjno-planistyczny) ma na celu określenie tematu projektu, objaśnienie jego istoty, celu oraz zakresu przedsięwzięcia. Należy wyartykułować najważniejsze aspekty oraz określić zakres projektu Aspekty:</text:p>
      <text:list xml:id="list3623378311" text:style-name="L1">
        <text:list-item>
          <text:p text:style-name="P9"><text:a xlink:type="simple" xlink:href="https://mfiles.pl/pl/index.php/Interpretacja" office:target-frame-name="_top" xlink:show="replace" text:style-name="Internet_20_link" text:visited-style-name="Visited_20_Internet_20_Link"><text:span text:style-name="Domyślna_20_czcionka_20_akapitu"><text:span text:style-name="T8">interpretacja</text:span></text:span></text:a><text:span text:style-name="Domyślna_20_czcionka_20_akapitu"><text:span text:style-name="T11"> tematu projektu, czego dotyczy projekt;</text:span></text:span></text:p>
        </text:list-item>
        <text:list-item>
          <text:p text:style-name="P9"><text:span text:style-name="Domyślna_20_czcionka_20_akapitu"><text:span text:style-name="T11">cele </text:span></text:span><text:span text:style-name="Domyślna_20_czcionka_20_akapitu"><text:span text:style-name="T8">realizacji projektu (zainteresowanych stron – np. zleceniodawcy, wytwórcy);</text:span></text:span></text:p>
        </text:list-item>
        <text:list-item>
          <text:p text:style-name="P10">zdefiniowanie zakresu przedmiotowego (rzeczowego) projektu;</text:p>
        </text:list-item>
        <text:list-item>
          <text:p text:style-name="P10">określenie zakresu funkcjonalnego projektu;</text:p>
        </text:list-item>
        <text:list-item>
          <text:p text:style-name="P10">wstępna ocena nakładów i korzyści związanych z realizacją projektu;</text:p>
        </text:list-item>
        <text:list-item>
          <text:p text:style-name="P10">określenie w projekcie „kamieni milowych” (niezbędnych do zrealizowania celu);</text:p>
        </text:list-item>
        <text:list-item>
          <text:p text:style-name="P10">koncepcja sposobu oceny projektu;</text:p>
        </text:list-item>
        <text:list-item>
          <text:p text:style-name="P9"><text:span text:style-name="Domyślna_20_czcionka_20_akapitu"><text:span text:style-name="T11">wstępna analiza i </text:span></text:span><text:a xlink:type="simple" xlink:href="https://mfiles.pl/pl/index.php/Ocena" office:target-frame-name="_top" xlink:show="replace" text:style-name="Internet_20_link" text:visited-style-name="Visited_20_Internet_20_Link"><text:span text:style-name="Domyślna_20_czcionka_20_akapitu"><text:span text:style-name="T8">ocena</text:span></text:span></text:a><text:span text:style-name="Domyślna_20_czcionka_20_akapitu"><text:span text:style-name="T11"> ryzyka związanego z projektem;</text:span></text:span></text:p>
        </text:list-item>
        <text:list-item>
          <text:p text:style-name="P10">zebranie dodatkowych informacji dotyczących projektu;</text:p>
        </text:list-item>
        <text:list-item>
          <text:p text:style-name="P10">podjęcie decyzji o realizacji projektu;</text:p>
        </text:list-item>
        <text:list-item>
          <text:p text:style-name="P8">przygotowanie umowy wstepnej.</text:p>
        </text:list-item>
      </text:list>
      <text:p text:style-name="Standard"><text:tab/><text:span text:style-name="Domyślna_20_czcionka_20_akapitu"><text:span text:style-name="T12"><office:annotation office:name="0" loext:resolved="false"><dc:creator>Patryk Kaniewski</dc:creator><dc:date>2021-02-28T17:54:00</dc:date><text:p><text:span text:style-name="T14">punkt 1,3</text:span></text:p></office:annotation></text:span></text:span><text:span text:style-name="Domyślna_20_czcionka_20_akapitu"><text:span text:style-name="T12">Projekt informatyzacji hurtowni DXHCET bedzie dotyczyć:</text:span></text:span><office:annotation-end office:name="0"/></text:p>
      <text:list xml:id="list2733435394" text:style-name="L2">
        <text:list-item>
          <text:p text:style-name="P12">Budowy sieci komputerowej w budynku magazynu</text:p>
        </text:list-item>
        <text:list-item>
          <text:p text:style-name="P12">Budowy sieci komputerowej w budynku biura hurtowni</text:p>
        </text:list-item>
        <text:list-item>
          <text:p text:style-name="P12">Stworzenia systemów inwentaryzacji oraz systemów kontroli inwentaryzacji</text:p>
        </text:list-item>
        <text:list-item>
          <text:p text:style-name="P12">Stworzenia systemu zarządzania zamówieniami</text:p>
        </text:list-item>
        <text:list-item>
          <text:p text:style-name="P12">Stworzenia systemu zarządzenia fakturami</text:p>
        </text:list-item>
      </text:list>
      <text:p text:style-name="Standard"><text:span text:style-name="Domyślna_20_czcionka_20_akapitu"><text:span text:style-name="T12"><office:annotation office:name="1" loext:resolved="false"><dc:creator>Patryk Kaniewski</dc:creator><dc:date>2021-02-28T17:53:00</dc:date><text:p><text:span text:style-name="T14">Punkt 2,4</text:span></text:p><text:p><text:span text:style-name="T14">wymagania funkcjonalne</text:span></text:p></office:annotation></text:span></text:span><text:span text:style-name="Domyślna_20_czcionka_20_akapitu"><text:span text:style-name="T12">Celem projektu jest informatyzacja głownego procesu biznesowego hurtowni:</text:span></text:span><office:annotation-end office:name="1"/></text:p>
      <text:list xml:id="list123849569641833" text:continue-numbering="true" text:style-name="L2">
        <text:list-item>
          <text:p text:style-name="P12">Złożenie zamówienie u producenta</text:p>
        </text:list-item>
        <text:list-item>
          <text:p text:style-name="P12">Odebranie zamówionego towaru</text:p>
        </text:list-item>
        <text:list-item>
          <text:p text:style-name="P12">Inwentaryzacja towaru</text:p>
        </text:list-item>
        <text:list-item>
          <text:p text:style-name="P12">Otrzymanie zamówienia od klienta</text:p>
        </text:list-item>
        <text:list-item>
          <text:p text:style-name="P12">Wysłanie towaru</text:p>
        </text:list-item>
        <text:list-item>
          <text:p text:style-name="P12">Wystawienie faktury</text:p>
        </text:list-item>
      </text:list>
      <text:p text:style-name="Standard"><text:span text:style-name="Domyślna_20_czcionka_20_akapitu"><text:span text:style-name="T12"><office:annotation office:name="2" loext:resolved="false"><dc:creator>Patryk Kaniewski</dc:creator><dc:date>2021-02-28T18:28:00</dc:date><text:p><text:span text:style-name="T14">punkt 5</text:span></text:p></office:annotation></text:span></text:span><text:span text:style-name="Domyślna_20_czcionka_20_akapitu"><text:span text:style-name="T12">Korzyści zwiazane z realizacja projektu:</text:span></text:span><office:annotation-end office:name="2"/></text:p>
      <text:list xml:id="list123849290590249" text:continue-numbering="true" text:style-name="L2">
        <text:list-item>
          <text:p text:style-name="P12">Ułatwienie zarządzanie inwentaryzacją oraz możliwość automatyzacji zarządzania stanem magazynu</text:p>
        </text:list-item>
        <text:list-item>
          <text:p text:style-name="P12">Ułatwienie w realizacji zamówień i wystawianie faktur</text:p>
        </text:list-item>
        <text:list-item>
          <text:p text:style-name="P12">Ułatwienie w składaniu zamówień u producentóœ</text:p>
        </text:list-item>
      </text:list>
      <text:p text:style-name="Standard"><text:span text:style-name="Domyślna_20_czcionka_20_akapitu"><text:span text:style-name="T12"><text:tab/></text:span></text:span><text:span text:style-name="Domyślna_20_czcionka_20_akapitu"><text:span text:style-name="T12"><office:annotation office:name="3" loext:resolved="false"><dc:creator>Patryk Kaniewski</dc:creator><dc:date>2021-02-28T18:41:00</dc:date><text:p><text:span text:style-name="T14">Punkt 5</text:span></text:p><text:p/></office:annotation></text:span></text:span><text:span text:style-name="Domyślna_20_czcionka_20_akapitu"><text:span text:style-name="T12">Nakłady zwiazane z realizacja projektu:</text:span></text:span><office:annotation-end office:name="3"/></text:p>
      <text:list xml:id="list1421017996" text:style-name="L3">
        <text:list-item>
          <text:p text:style-name="P13">Zatrudnienie i wdrożenie administratora sieci</text:p>
        </text:list-item>
      </text:list>
      <text:p text:style-name="Standard"><office:annotation office:name="5" loext:resolved="false"><dc:creator>Wojciech Zlomek</dc:creator><dc:date>2021-02-28T20:53:00</dc:date><text:p>Chyba punkt 7?</text:p></office:annotation><text:span text:style-name="Domyślna_20_czcionka_20_akapitu"><text:span text:style-name="T12"><office:annotation office:name="4" loext:resolved="false"><dc:creator>Patryk Kaniewski</dc:creator><dc:date>2021-02-28T18:44:00</dc:date><text:p><text:span text:style-name="T14">Punkt 6</text:span></text:p><text:p/></office:annotation></text:span></text:span><text:span text:style-name="Domyślna_20_czcionka_20_akapitu"><text:span text:style-name="T12">Podstawowymi warunkami oceny projektu sa:</text:span></text:span><office:annotation-end office:name="4"/><office:annotation-end office:name="5"/></text:p>
      <text:list xml:id="list123848340014182" text:continue-numbering="true" text:style-name="L3">
        <text:list-item>
          <text:p text:style-name="P14">testy odbioru</text:p>
        </text:list-item>
        <text:list-item>
          <text:p text:style-name="P14">testy wydajności</text:p>
        </text:list-item>
        <text:list-item>
          <text:p text:style-name="P14">testy integracyjne</text:p>
        </text:list-item>
        <text:list-item>
          <text:p text:style-name="P14">testy funkcjonalności</text:p>
        </text:list-item>
      </text:list>
      <text:p text:style-name="P5"><office:annotation office:name="7" loext:resolved="false"><dc:creator>Wojciech Zlomek</dc:creator><dc:date>2021-02-28T20:53:00</dc:date><text:p>Rozwinięcie punktu 5 chyba</text:p></office:annotation><text:span text:style-name="Domyślna_20_czcionka_20_akapitu"><text:span text:style-name="T13"><office:annotation office:name="6" loext:resolved="false"><dc:creator>Patryk Kaniewski</dc:creator><dc:date>2021-02-28T18:45:00</dc:date><text:p>Punkt 6</text:p><text:p/></office:annotation></text:span></text:span><text:span text:style-name="Domyślna_20_czcionka_20_akapitu"><text:span text:style-name="T13">Dodatkowymi korzyściami projektu są:</text:span></text:span><office:annotation-end office:name="6"/><office:annotation-end office:name="7"/></text:p>
      <text:list xml:id="list123849670502886" text:continue-numbering="true" text:style-name="L3">
        <text:list-item>
          <text:p text:style-name="P14">Ograniczenie czasu spędzanego podczas odbierania/wysyłania towaru</text:p>
        </text:list-item>
        <text:list-item>
          <text:p text:style-name="P14">Redukcja tymczasowych braków towarów poprzez szybka identyfikacje niskiego stanu w magazynie</text:p>
        </text:list-item>
      </text:list>
      <text:p text:style-name="P5"><office:annotation office:name="8" loext:resolved="false"><dc:creator>Wojciech Zlomek</dc:creator><dc:date>2021-02-28T21:00:00</dc:date><text:p>Punkt 6</text:p></office:annotation><text:span text:style-name="Domyślna_20_czcionka_20_akapitu"><text:span text:style-name="T13">Ustalone kamienie milowe:</text:span></text:span><office:annotation-end office:name="8"/></text:p>
      <text:list xml:id="list1053213786" text:style-name="L4">
        <text:list-item>
          <text:p text:style-name="P15">Ustalenie wymagań funkcjonalnych i harmonogramu prac nad systemem i siecią.</text:p>
        </text:list-item>
        <text:list-item>
          <text:p text:style-name="P15">Zaakceptowanie przez osobę decyzyjną projektu sieci komputerowej sporządzonego na podstawie otrzymanego od klienta planu budynku i wymagań.</text:p>
        </text:list-item>
        <text:list-item>
          <text:p text:style-name="P15">Zakończenie prac związanych z montażem sieci i urządzeń sieciowych w siedzibie klienta.</text:p>
        </text:list-item>
        <text:list-item>
          <text:p text:style-name="P15">Stworzenie pierwszego prototypu systemu zarządzania i jednocześnie rozpoczęcie testów.</text:p>
        </text:list-item>
        <text:list-item>
          <text:p text:style-name="P15">Zaprezentowanie klientowi w pełni działającego systemu.</text:p>
        </text:list-item>
      </text:list>
      <text:p text:style-name="P5"><office:annotation office:name="9" loext:resolved="false"><dc:creator>Wojciech Zlomek</dc:creator><dc:date>2021-02-28T21:06:00</dc:date><text:p>Punkt 8</text:p></office:annotation><text:span text:style-name="Domyślna_20_czcionka_20_akapitu"><text:span text:style-name="T13">Potencjalne problemy i ryzyka przy realizacji projektu:</text:span></text:span><office:annotation-end office:name="9"/></text:p>
      <text:list xml:id="list3542709382" text:style-name="L5">
        <text:list-item>
          <text:p text:style-name="P16"><text:soft-page-break/>Projekt jest obszerny i dotyczy kilku różnych działów przez co wymagana będzie sprawna koordynacja między pracownikami poszczególnych zespołów, a kierownikiem projektu. </text:p>
        </text:list-item>
        <text:list-item>
          <text:p text:style-name="P16">Termin realizacji jest napięty (chociaż udało się wynegocjować 3 miesięczny margines na wypadek gdyby były opóźnienia)</text:p>
        </text:list-item>
        <text:list-item>
          <text:p text:style-name="P16">W przypadku opóźnień związanych z realizacją otrzymamy minimalnie niższe wynagrodzenie.</text:p>
        </text:list-item>
        <text:list-item>
          <text:p text:style-name="P16">Budynek, w którym mieści się hurtownia nie jest nowy, a dokumentacja elektryczna nie zawsze pozwala na dokładne określenie gdzie znajdują się kable. Mogą wystąpić problemy przy montażu sieci.</text:p>
        </text:list-item>
      </text:list>
      <text:p text:style-name="P5"><office:annotation office:name="10" loext:resolved="false"><dc:creator>Wojciech Zlomek</dc:creator><dc:date>2021-02-28T21:09:00</dc:date><text:p>Punkt 9</text:p></office:annotation><text:span text:style-name="Domyślna_20_czcionka_20_akapitu"><text:span text:style-name="T13">Dodatkowe informacje potrzebne do realizacji projektu:</text:span></text:span><office:annotation-end office:name="10"/></text:p>
      <text:list xml:id="list2475550289" text:style-name="L6">
        <text:list-item>
          <text:p text:style-name="P17">Dokumentacja budynku, plany i rozłożenie instalacji.</text:p>
        </text:list-item>
        <text:list-item>
          <text:p text:style-name="P17">Poznanie specyfiki firmy, jej struktur oraz stanowisk, które piastują poszczególne osoby oraz informacji do jakich zasobów sieciowych/informacyjnych powinny mieć one dostęp.</text:p>
        </text:list-item>
      </text:list>
      <text:p text:style-name="P5"><office:annotation office:name="11" loext:resolved="false"><dc:creator>Wojciech Zlomek</dc:creator><dc:date>2021-02-28T21:10:00</dc:date><text:p>Punkt 10</text:p></office:annotation><text:span text:style-name="Domyślna_20_czcionka_20_akapitu"><text:span text:style-name="T13">Decyzja odnośnie rozpoczęcia projektu:</text:span></text:span><office:annotation-end office:name="11"/></text:p>
      <text:p text:style-name="P4">Biorąc pod uwagę wszystkie wymagania projektu, jego specyfikę, termin i budżet oraz możliwości naszej firmy zdecydowaliśmy się podjąć tego projektu i zrealizować informatyzację hurtowni DXHCET w wypracowanych na zasadach kompromisu terminie i warunkach.</text:p>
      <text:p text:style-name="P4"/>
      <text:p text:style-name="P5"><office:annotation office:name="12" loext:resolved="false"><dc:creator>Wojciech Zlomek</dc:creator><dc:date>2021-02-28T21:13:00</dc:date><text:p>Punkt 11</text:p></office:annotation><text:span text:style-name="Domyślna_20_czcionka_20_akapitu"><text:span text:style-name="T13">Przygotowanie umowy wstępnej:</text:span></text:span><office:annotation-end office:name="12"/></text:p>
      <text:p text:style-name="P5"><text:span text:style-name="Domyślna_20_czcionka_20_akapitu"><text:span text:style-name="T13">Dnia 24 lutego 2021r. została przygotowana umowa wstępna, zgodnie z ustaleniami, które zapadły na ostatnim spotkaniu. Zostanie ona przedstawiona osobie decyzyjnej podczas następnego spotkani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style:text-underline-style="none" fo:font-weight="normal" style:letter-kerning="false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style:text-underline-style="none" fo:font-weight="normal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Liberation Sans" fo:font-family="'Liberation Sans'" style:font-family-generic="swiss" style:font-pitch="variable" fo:font-size="12pt" fo:language="en" fo:country="GB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 fo:hyphenate="false" loext:hyphenation-no-caps="false"/>
    </style:style>
    <style:style style:name="Nagłówek_20_2" style:display-name="Nagłówek 2" style:family="paragraph" style:parent-style-name="Standard" style:next-style-name="Standard" style:default-outline-level="2">
      <style:paragraph-properties fo:margin-top="0.1665in" fo:margin-bottom="0.0417in" style:contextual-spacing="false" fo:hyphenation-ladder-count="no-limit" fo:keep-with-next="always"/>
      <style:text-properties style:font-name="Calibri Light" fo:font-family="'Calibri Light'" style:font-family-generic="swiss" style:font-pitch="variable" fo:font-size="14pt" fo:font-style="italic" fo:font-weight="bold" style:font-name-asian="Calibri Light" style:font-family-asian="'Calibri Light'" style:font-family-generic-asian="swiss" style:font-pitch-asian="variable" style:font-size-asian="14pt" style:font-style-asian="italic" style:font-weight-asian="bold" style:font-name-complex="Calibri Light" style:font-family-complex="'Calibri Light'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Nagłówek_20_3" style:display-name="Nagłówek 3" style:family="paragraph" style:parent-style-name="Standard" style:next-style-name="Standard" style:default-outline-level="3">
      <style:paragraph-properties fo:margin-top="0.139in" fo:margin-bottom="0in" style:contextual-spacing="false" fo:line-height="115%" fo:keep-together="always" fo:hyphenation-ladder-count="no-limit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name-asian="Cambria" style:font-family-asian="Cambria" style:font-family-generic-asian="roman" style:font-pitch-asian="variable" style:font-size-asian="11pt" style:language-asian="en" style:country-asian="US" style:font-weight-asian="bold" style:font-name-complex="Cambria" style:font-family-complex="Cambria" style:font-family-generic-complex="roman" style:font-pitch-complex="variable" style:font-size-complex="11pt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Nagłówek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ekst_20_podstawowy_20_wcięty_20_3" style:display-name="Tekst podstawowy wcięty 3" style:family="paragraph" style:parent-style-name="Standard">
      <style:paragraph-properties fo:margin-left="0.6898in" fo:margin-right="0in" fo:line-height="150%" fo:hyphenation-ladder-count="no-limit" fo:text-indent="-0.0984in" style:auto-text-indent="false">
        <style:tab-stops>
          <style:tab-stop style:position="0.9846in"/>
        </style:tab-stops>
      </style:paragraph-properties>
      <style:text-properties fo:language="pl" fo:country="PL" fo:hyphenate="false" loext:hyphenation-no-caps="false"/>
    </style:style>
    <style:style style:name="Stopka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Bez_20_odstępów" style:display-name="Bez odstępów" style:family="paragraph">
      <style:paragraph-properties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ocument_20_Title" style:display-name="Document Title" style:family="paragraph" style:parent-style-name="Nagłówek">
      <style:paragraph-properties fo:text-align="justify" style:justify-single-word="false" fo:hyphenation-ladder-count="no-limit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Palatino Linotype" style:font-family-asian="'Palatino Linotype'" style:font-family-generic-asian="roman" style:font-pitch-asian="variable" style:font-size-asian="14pt" style:language-asian="en" style:country-asian="US" style:font-name-complex="Palatino Linotype" style:font-family-complex="'Palatino Linotype'" style:font-family-generic-complex="roman" style:font-pitch-complex="variable" style:font-size-complex="11pt" fo:hyphenate="false" loext:hyphenation-no-caps="false"/>
    </style:style>
    <style:style style:name="Document_20_Title_20_Small_20_II" style:display-name="Document Title Small II" style:family="paragraph" style:parent-style-name="Standard" style:next-style-name="Standard">
      <style:paragraph-properties fo:hyphenation-ladder-count="no-limit"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Palatino Linotype" style:font-family-asian="'Palatino Linotype'" style:font-family-generic-asian="roman" style:font-pitch-asian="variable" style:font-size-asian="8pt" style:language-asian="en" style:country-asian="US" style:font-name-complex="Palatino Linotype" style:font-family-complex="'Palatino Linotype'" style:font-family-generic-complex="roman" style:font-pitch-complex="variable" style:font-size-complex="24pt" style:font-weight-complex="bold" fo:hyphenate="false" loext:hyphenation-no-caps="false"/>
    </style:style>
    <style:style style:name="Normal_20_White" style:display-name="Normal White" style:family="paragraph" style:parent-style-name="Standard">
      <style:paragraph-properties fo:margin-left="0in" fo:margin-right="0in" fo:margin-top="0in" fo:margin-bottom="0.139in" style:contextual-spacing="false" fo:line-height="115%" fo:hyphenation-ladder-count="no-limit" fo:text-indent="-0.0327in" style:auto-text-indent="false" style:punctuation-wrap="simple" style:vertical-align="auto"/>
      <style:text-properties fo:color="#ffffff" loext:opacity="100%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Akapit_20_z_20_listą" style:display-name="Akapit z listą" style:family="paragraph" style:parent-style-name="Standard">
      <style:paragraph-properties fo:margin-left="0.5in" fo:margin-right="0in" fo:hyphenation-ladder-count="no-limit" fo:text-indent="0in" style:auto-text-indent="false" style:punctuation-wrap="simple" style:vertical-align="auto">
        <style:tab-stops/>
      </style:paragraph-properties>
      <style:text-properties style:font-name="Times New Roman" fo:font-family="'Times New Roman'" style:font-family-generic="roman" style:font-pitch="variable" fo:language="pl" fo:country="P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Normalny_20__28_Web_29_" style:display-name="Normalny (Web)" style:family="paragraph" style:parent-style-name="Standard">
      <style:paragraph-properties fo:margin-top="0.1945in" fo:margin-bottom="0.1945in" style:contextual-spacing="false" fo:hyphenation-ladder-count="no-limit" style:punctuation-wrap="simple" style:vertical-align="auto"/>
      <style:text-properties style:font-name="Times New Roman" fo:font-family="'Times New Roman'" style:font-family-generic="roman" style:font-pitch="variable" fo:language="pl" fo:country="P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kst_20_komentarza" style:display-name="Tekst komentarza" style:family="paragraph" style:parent-style-name="Normalny">
      <style:paragraph-properties fo:hyphenation-ladder-count="no-limit"/>
      <style:text-properties fo:hyphenate="false" loext:hyphenation-no-caps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>
      <style:text-properties style:text-position="super 65%"/>
    </style:style>
    <style:style style:name="Endnote_20_anchor" style:display-name="Endnote anchor" style:family="text">
      <style:text-properties style:text-position="super 65%"/>
    </style:style>
    <style:style style:name="Numer_20_strony" style:display-name="Numer strony" style:family="text" style:parent-style-name="Domyślna_20_czcionka_20_akapitu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language-asian="en" style:country-asian="US" style:font-weight-asian="bold" style:font-name-complex="Cambria" style:font-family-complex="Cambria" style:font-family-generic-complex="roman" style:font-pitch-complex="variable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Palatino Linotype" style:font-family-asian="'Palatino Linotype'" style:font-family-generic-asian="roman" style:font-pitch-asian="variable" style:font-size-asian="8pt" style:language-asian="en" style:country-asian="US" style:font-name-complex="Palatino Linotype" style:font-family-complex="'Palatino Linotype'" style:font-family-generic-complex="roman" style:font-pitch-complex="variable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swiss" style:font-pitch="variable" fo:font-size="14pt" fo:language="en" fo:country="GB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 style:font-name-asian="PL Bangkok" style:font-family-asian="'PL Bangkok'" style:font-family-generic-asian="roman" style:font-pitch-asian="variable" style:font-name-complex="PL Bangkok" style:font-family-complex="'PL Bangkok'" style:font-family-generic-complex="roman" style:font-pitch-complex="variable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65%"/>
    </style:style>
    <style:style style:name="Nierozpoznana_20_wzmianka" style:display-name="Nierozpoznana wzmianka" style:family="text">
      <style:text-properties fo:color="#605e5c" loext:opacity="100%" fo:background-color="#e1dfdd"/>
    </style:style>
    <style:style style:name="mw-headline" style:family="text" style:parent-style-name="Domyślna_20_czcionka_20_akapitu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style:font-name-complex="Courier New" style:font-family-complex="'Courier New'" style:font-family-generic-complex="modern" style:font-pitch-complex="fixed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Courier New" style:font-family-complex="'Courier New'" style:font-family-generic-complex="modern" style:font-pitch-complex="fixed"/>
    </style:style>
    <style:style style:name="ListLabel_20_73" style:display-name="ListLabel 73" style:family="text">
      <style:text-properties style:font-name-complex="Courier New" style:font-family-complex="'Courier New'" style:font-family-generic-complex="modern" style:font-pitch-complex="fixed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text">
      <style:text-properties fo:font-size="10pt" style:font-size-asian="10pt"/>
    </style:style>
    <style:style style:name="WW_5f_CharLFO20LVL2" style:display-name="WW_CharLFO20LVL2" style:family="text">
      <style:text-properties fo:font-size="10pt" style:font-size-asian="10pt"/>
    </style:style>
    <style:style style:name="WW_5f_CharLFO20LVL3" style:display-name="WW_CharLFO20LVL3" style:family="text">
      <style:text-properties fo:font-size="10pt" style:font-size-asian="10pt"/>
    </style:style>
    <style:style style:name="WW_5f_CharLFO20LVL4" style:display-name="WW_CharLFO20LVL4" style:family="text">
      <style:text-properties fo:font-size="10pt" style:font-size-asian="10pt"/>
    </style:style>
    <style:style style:name="WW_5f_CharLFO20LVL5" style:display-name="WW_CharLFO20LVL5" style:family="text">
      <style:text-properties fo:font-size="10pt" style:font-size-asian="10pt"/>
    </style:style>
    <style:style style:name="WW_5f_CharLFO20LVL6" style:display-name="WW_CharLFO20LVL6" style:family="text">
      <style:text-properties fo:font-size="10pt" style:font-size-asian="10pt"/>
    </style:style>
    <style:style style:name="WW_5f_CharLFO20LVL7" style:display-name="WW_CharLFO20LVL7" style:family="text">
      <style:text-properties fo:font-size="10pt" style:font-size-asian="10pt"/>
    </style:style>
    <style:style style:name="WW_5f_CharLFO20LVL8" style:display-name="WW_CharLFO20LVL8" style:family="text">
      <style:text-properties fo:font-size="10pt" style:font-size-asian="10pt"/>
    </style:style>
    <style:style style:name="WW_5f_CharLFO20LVL9" style:display-name="WW_CharLFO20LVL9" style:family="text">
      <style:text-properties fo:font-size="10pt" style:font-size-asian="10pt"/>
    </style:style>
    <style:style style:name="WW_5f_CharLFO21LVL1" style:display-name="WW_CharLFO21LVL1" style:family="text">
      <style:text-properties fo:font-size="10pt" style:font-size-asian="10pt"/>
    </style:style>
    <style:style style:name="WW_5f_CharLFO21LVL2" style:display-name="WW_CharLFO21LVL2" style:family="text">
      <style:text-properties fo:font-size="10pt" style:font-size-asian="10pt"/>
    </style:style>
    <style:style style:name="WW_5f_CharLFO21LVL3" style:display-name="WW_CharLFO21LVL3" style:family="text">
      <style:text-properties fo:font-size="10pt" style:font-size-asian="10pt"/>
    </style:style>
    <style:style style:name="WW_5f_CharLFO21LVL4" style:display-name="WW_CharLFO21LVL4" style:family="text">
      <style:text-properties fo:font-size="10pt" style:font-size-asian="10pt"/>
    </style:style>
    <style:style style:name="WW_5f_CharLFO21LVL5" style:display-name="WW_CharLFO21LVL5" style:family="text">
      <style:text-properties fo:font-size="10pt" style:font-size-asian="10pt"/>
    </style:style>
    <style:style style:name="WW_5f_CharLFO21LVL6" style:display-name="WW_CharLFO21LVL6" style:family="text">
      <style:text-properties fo:font-size="10pt" style:font-size-asian="10pt"/>
    </style:style>
    <style:style style:name="WW_5f_CharLFO21LVL7" style:display-name="WW_CharLFO21LVL7" style:family="text">
      <style:text-properties fo:font-size="10pt" style:font-size-asian="10pt"/>
    </style:style>
    <style:style style:name="WW_5f_CharLFO21LVL8" style:display-name="WW_CharLFO21LVL8" style:family="text">
      <style:text-properties fo:font-size="10pt" style:font-size-asian="10pt"/>
    </style:style>
    <style:style style:name="WW_5f_CharLFO21LVL9" style:display-name="WW_CharLFO21LVL9" style:family="text">
      <style:text-properties fo:font-size="10pt" style:font-size-asian="10pt"/>
    </style:style>
    <style:style style:name="WW_5f_CharLFO22LVL1" style:display-name="WW_CharLFO22LVL1" style:family="text">
      <style:text-properties fo:font-size="10pt" style:font-size-asian="10pt"/>
    </style:style>
    <style:style style:name="WW_5f_CharLFO22LVL2" style:display-name="WW_CharLFO22LVL2" style:family="text">
      <style:text-properties fo:font-size="10pt" style:font-size-asian="10pt"/>
    </style:style>
    <style:style style:name="WW_5f_CharLFO22LVL3" style:display-name="WW_CharLFO22LVL3" style:family="text">
      <style:text-properties fo:font-size="10pt" style:font-size-asian="10pt"/>
    </style:style>
    <style:style style:name="WW_5f_CharLFO22LVL4" style:display-name="WW_CharLFO22LVL4" style:family="text">
      <style:text-properties fo:font-size="10pt" style:font-size-asian="10pt"/>
    </style:style>
    <style:style style:name="WW_5f_CharLFO22LVL5" style:display-name="WW_CharLFO22LVL5" style:family="text">
      <style:text-properties fo:font-size="10pt" style:font-size-asian="10pt"/>
    </style:style>
    <style:style style:name="WW_5f_CharLFO22LVL6" style:display-name="WW_CharLFO22LVL6" style:family="text">
      <style:text-properties fo:font-size="10pt" style:font-size-asian="10pt"/>
    </style:style>
    <style:style style:name="WW_5f_CharLFO22LVL7" style:display-name="WW_CharLFO22LVL7" style:family="text">
      <style:text-properties fo:font-size="10pt" style:font-size-asian="10pt"/>
    </style:style>
    <style:style style:name="WW_5f_CharLFO22LVL8" style:display-name="WW_CharLFO22LVL8" style:family="text">
      <style:text-properties fo:font-size="10pt" style:font-size-asian="10pt"/>
    </style:style>
    <style:style style:name="WW_5f_CharLFO22LVL9" style:display-name="WW_CharLFO22LVL9" style:family="text">
      <style:text-properties fo:font-size="10pt" style:font-size-asian="10pt"/>
    </style:style>
    <style:style style:name="WW_5f_CharLFO23LVL1" style:display-name="WW_CharLFO23LVL1" style:family="text">
      <style:text-properties fo:font-size="10pt" style:font-size-asian="10pt"/>
    </style:style>
    <style:style style:name="WW_5f_CharLFO23LVL2" style:display-name="WW_CharLFO23LVL2" style:family="text">
      <style:text-properties fo:font-size="10pt" style:font-size-asian="10pt"/>
    </style:style>
    <style:style style:name="WW_5f_CharLFO23LVL3" style:display-name="WW_CharLFO23LVL3" style:family="text">
      <style:text-properties fo:font-size="10pt" style:font-size-asian="10pt"/>
    </style:style>
    <style:style style:name="WW_5f_CharLFO23LVL4" style:display-name="WW_CharLFO23LVL4" style:family="text">
      <style:text-properties fo:font-size="10pt" style:font-size-asian="10pt"/>
    </style:style>
    <style:style style:name="WW_5f_CharLFO23LVL5" style:display-name="WW_CharLFO23LVL5" style:family="text">
      <style:text-properties fo:font-size="10pt" style:font-size-asian="10pt"/>
    </style:style>
    <style:style style:name="WW_5f_CharLFO23LVL6" style:display-name="WW_CharLFO23LVL6" style:family="text">
      <style:text-properties fo:font-size="10pt" style:font-size-asian="10pt"/>
    </style:style>
    <style:style style:name="WW_5f_CharLFO23LVL7" style:display-name="WW_CharLFO23LVL7" style:family="text">
      <style:text-properties fo:font-size="10pt" style:font-size-asian="10pt"/>
    </style:style>
    <style:style style:name="WW_5f_CharLFO23LVL8" style:display-name="WW_CharLFO23LVL8" style:family="text">
      <style:text-properties fo:font-size="10pt" style:font-size-asian="10pt"/>
    </style:style>
    <style:style style:name="WW_5f_CharLFO23LVL9" style:display-name="WW_CharLFO23LVL9" style:family="text">
      <style:text-properties fo:font-size="10pt" style:font-size-asian="10pt"/>
    </style:style>
    <style:style style:name="WW_5f_CharLFO24LVL1" style:display-name="WW_CharLFO24LVL1" style:family="text">
      <style:text-properties fo:font-size="10pt" style:font-size-asian="10pt"/>
    </style:style>
    <style:style style:name="WW_5f_CharLFO24LVL2" style:display-name="WW_CharLFO24LVL2" style:family="text">
      <style:text-properties fo:font-size="10pt" style:font-size-asian="10pt"/>
    </style:style>
    <style:style style:name="WW_5f_CharLFO24LVL3" style:display-name="WW_CharLFO24LVL3" style:family="text">
      <style:text-properties fo:font-size="10pt" style:font-size-asian="10pt"/>
    </style:style>
    <style:style style:name="WW_5f_CharLFO24LVL4" style:display-name="WW_CharLFO24LVL4" style:family="text">
      <style:text-properties fo:font-size="10pt" style:font-size-asian="10pt"/>
    </style:style>
    <style:style style:name="WW_5f_CharLFO24LVL5" style:display-name="WW_CharLFO24LVL5" style:family="text">
      <style:text-properties fo:font-size="10pt" style:font-size-asian="10pt"/>
    </style:style>
    <style:style style:name="WW_5f_CharLFO24LVL6" style:display-name="WW_CharLFO24LVL6" style:family="text">
      <style:text-properties fo:font-size="10pt" style:font-size-asian="10pt"/>
    </style:style>
    <style:style style:name="WW_5f_CharLFO24LVL7" style:display-name="WW_CharLFO24LVL7" style:family="text">
      <style:text-properties fo:font-size="10pt" style:font-size-asian="10pt"/>
    </style:style>
    <style:style style:name="WW_5f_CharLFO24LVL8" style:display-name="WW_CharLFO24LVL8" style:family="text">
      <style:text-properties fo:font-size="10pt" style:font-size-asian="10pt"/>
    </style:style>
    <style:style style:name="WW_5f_CharLFO24LVL9" style:display-name="WW_CharLFO24LVL9" style:family="text">
      <style:text-properties fo:font-size="10pt" style:font-size-asian="10pt"/>
    </style:style>
    <style:style style:name="WW_5f_CharLFO26LVL2" style:display-name="WW_CharLFO26LVL2" style:family="text">
      <style:text-properties style:font-name-complex="Courier New" style:font-family-complex="'Courier New'" style:font-family-generic-complex="modern" style:font-pitch-complex="fixed"/>
    </style:style>
    <style:style style:name="WW_5f_CharLFO26LVL5" style:display-name="WW_CharLFO26LVL5" style:family="text">
      <style:text-properties style:font-name-complex="Courier New" style:font-family-complex="'Courier New'" style:font-family-generic-complex="modern" style:font-pitch-complex="fixed"/>
    </style:style>
    <style:style style:name="WW_5f_CharLFO26LVL8" style:display-name="WW_CharLFO26LVL8" style:family="text">
      <style:text-properties style:font-name-complex="Courier New" style:font-family-complex="'Courier New'" style:font-family-generic-complex="modern" style:font-pitch-complex="fixed"/>
    </style:style>
    <style:style style:name="WW_5f_CharLFO27LVL2" style:display-name="WW_CharLFO27LVL2" style:family="text">
      <style:text-properties style:font-name-complex="Courier New" style:font-family-complex="'Courier New'" style:font-family-generic-complex="modern" style:font-pitch-complex="fixed"/>
    </style:style>
    <style:style style:name="WW_5f_CharLFO27LVL5" style:display-name="WW_CharLFO27LVL5" style:family="text">
      <style:text-properties style:font-name-complex="Courier New" style:font-family-complex="'Courier New'" style:font-family-generic-complex="modern" style:font-pitch-complex="fixed"/>
    </style:style>
    <style:style style:name="WW_5f_CharLFO27LVL8" style:display-name="WW_CharLFO27LVL8" style:family="text">
      <style:text-properties style:font-name-complex="Courier New" style:font-family-complex="'Courier New'" style:font-family-generic-complex="modern" style:font-pitch-complex="fixed"/>
    </style:style>
    <style:style style:name="Tekst_20_komentarza_20_Znak" style:display-name="Tekst komentarza Znak" style:family="text" style:parent-style-name="Domyślna_20_czcionka_20_akapitu"/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dymka_20_Znak" style:display-name="Tekst dymka Znak" style:family="text" style:parent-style-name="Domyślna_20_czcionka_20_akapitu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emat_20_komentarza_20_Znak" style:display-name="Temat komentarza Znak" style:family="text" style:parent-style-name="Tekst_20_komentarza_20_Znak">
      <style:text-properties fo:font-weight="bold" style:font-weight-asian="bold" style:font-weight-complex="bold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1.2807in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.6898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898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898in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3.1898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898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898in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.6898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89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A" style:num-letter-sync="true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A" style:num-letter-sync="true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0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0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0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0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3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3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3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3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4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4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4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4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9in"/>
        </style:list-level-properties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25in" fo:margin-left="1.039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9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9in"/>
        </style:list-level-properties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25in" fo:margin-left="2.539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9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9in"/>
        </style:list-level-properties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25in" fo:margin-left="4.039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table:align="left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style:use-optimal-row-height="false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1.2" style:family="table-row">
      <style:table-row-properties style:min-row-height="0.2049in" style:use-optimal-row-height="false"/>
    </style:style>
    <style:style style:name="Table1.C3" style:family="table-cell">
      <style:table-cell-properties fo:padding-left="0.0035in" fo:padding-right="0.0035in" fo:padding-top="0in" fo:padding-bottom="0in" fo:border="0.5pt solid #000000" style:writing-mode="lr-tb"/>
    </style:style>
    <style:style style:name="Table1.D4" style:family="table-cell">
      <style:table-cell-properties fo:padding-left="0.0035in" fo:padding-right="0.0035in" fo:padding-top="0in" fo:padding-bottom="0in" fo:border="0.5pt solid #000000" style:writing-mode="lr-tb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</style:style>
    <style:style style:name="MP3" style:family="paragraph" style:parent-style-name="Standard">
      <style:paragraph-properties fo:orphans="0" fo:widows="0"/>
    </style:style>
    <style:style style:name="MP4" style:family="paragraph" style:parent-style-name="Standard">
      <style:paragraph-properties fo:orphans="0" fo:widows="0"/>
      <style:text-properties officeooo:paragraph-rsid="00033e28"/>
    </style:style>
    <style:style style:name="MP5" style:family="paragraph" style:parent-style-name="Nagłówek">
      <style:paragraph-properties fo:orphans="0" fo:widows="0"/>
    </style:style>
    <style:style style:name="MT1" style:family="text">
      <style:text-properties fo:color="#525252" loext:opacity="100%" style:font-name="Times New Roman" fo:font-size="11pt" fo:language="pl" fo:country="PL" style:font-size-asian="11pt" style:font-weight-complex="bold"/>
    </style:style>
    <style:style style:name="MT2" style:family="text">
      <style:text-properties fo:color="#525252" loext:opacity="100%" style:font-name="Times New Roman" fo:font-size="11pt" fo:language="pl" fo:country="PL" fo:font-weight="bold" style:font-size-asian="11pt" style:font-weight-asian="bold"/>
    </style:style>
    <style:style style:name="MT3" style:family="text">
      <style:text-properties fo:font-variant="normal" fo:text-transform="none" fo:color="#808080" loext:opacity="100%" style:font-name="Times New Roman" fo:font-size="11pt" fo:language="pl" fo:country="PL" fo:font-weight="bold" style:font-size-asian="11pt" style:language-asian="pl" style:country-asian="PL" style:font-weight-asian="bold" style:font-weight-complex="bold"/>
    </style:style>
    <style:style style:name="MT4" style:family="text">
      <style:text-properties style:font-name="Times New Roman" fo:font-size="11pt" fo:language="pl" fo:country="PL" style:font-size-asian="11pt" style:font-size-complex="11pt"/>
    </style:style>
    <style:style style:name="MT5" style:family="text">
      <style:text-properties style:font-name="Times New Roman"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6" style:family="text">
      <style:text-properties style:font-name="Times New Roman" fo:font-size="11pt" style:font-size-asian="11pt" style:font-size-complex="11pt"/>
    </style:style>
    <style:style style:name="MT7" style:family="text">
      <style:text-properties fo:color="#808080" loext:opacity="100%" style:font-name="Times New Roman" fo:font-size="11pt" fo:language="pl" fo:country="PL" style:font-size-asian="11pt" style:font-size-complex="11pt"/>
    </style:style>
    <style:style style:name="MT8" style:family="text">
      <style:text-properties fo:color="#808080" loext:opacity="100%" style:font-name="Times New Roman" fo:font-size="11pt" fo:language="pl" fo:country="PL" fo:font-weight="bold" style:font-size-asian="11pt" style:font-weight-asian="bold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Domyślna_20_czcionka_20_akapitu"><text:span text:style-name="MT1"><text:s/>Dokumentacja PROJEKTu</text:span></text:span><text:span text:style-name="Domyślna_20_czcionka_20_akapitu"><text:span text:style-name="MT2"> <text:s text:c="2"/></text:span></text:span><text:span text:style-name="Domyślna_20_czcionka_20_akapitu"><text:span text:style-name="MT3">Informatyzacja hurtowni DXHCET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Domyślna_20_czcionka_20_akapitu"><text:span text:style-name="MT4"><text:s/>Dokument: <text:s/></text:span></text:span><text:span text:style-name="Domyślna_20_czcionka_20_akapitu"><text:span text:style-name="MT5">PS_01</text:span></text:span><text:span text:style-name="Domyślna_20_czcionka_20_akapitu"><text:span text:style-name="MT4"> Wstępny plan przedsięwzięcia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Domyślna_20_czcionka_20_akapitu"><text:span text:style-name="MT4"><text:s/></text:span></text:span><text:span text:style-name="Domyślna_20_czcionka_20_akapitu"><text:span text:style-name="MT6">Etap projektu:</text:span></text:span><text:span text:style-name="Domyślna_20_czcionka_20_akapitu"><text:span text:style-name="MT7"> </text:span></text:span><text:span text:style-name="Domyślna_20_czcionka_20_akapitu"><text:span text:style-name="MT4">organizacyjny</text:span>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Domyślna_20_czcionka_20_akapitu"><text:span text:style-name="MT4"><text:s/>Faza:</text:span></text:span><text:span text:style-name="Domyślna_20_czcionka_20_akapitu"><text:span text:style-name="MT7"> </text:span></text:span><text:span text:style-name="Domyślna_20_czcionka_20_akapitu"><text:span text:style-name="MT4">definicji</text:span>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4"><text:span text:style-name="Domyślna_20_czcionka_20_akapitu"><text:span text:style-name="MT4"><text:s/>Zespół/Autor:</text:span></text:span><text:span text:style-name="Domyślna_20_czcionka_20_akapitu"><text:span text:style-name="MT7"> </text:span></text:span><text:span text:style-name="Domyślna_20_czcionka_20_akapitu"><text:span text:style-name="MT8">Wojciech Złomek, </text:span></text:span><text:span text:style-name="Domyślna_20_czcionka_20_akapitu"><text:span text:style-name="MT7">Patryk Kaniewski</text:span>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Domyślna_20_czcionka_20_akapitu"><text:span text:style-name="MT4"><text:s/></text:span></text:span><text:span text:style-name="Domyślna_20_czcionka_20_akapitu"><text:span text:style-name="MT6">Zatwierdził: </text:span></text:span><text:span text:style-name="Domyślna_20_czcionka_20_akapitu"><text:span text:style-name="MT7">Jan Smuga</text:span>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3"><text:span text:style-name="Domyślna_20_czcionka_20_akapitu"><text:span text:style-name="MT6"><text:s/>Wersja dokumentu: </text:span></text:span><text:span text:style-name="Domyślna_20_czcionka_20_akapitu"><text:span text:style-name="MT7">1.0</text:span></text:span></text:p>
            </table:table-cell>
            <table:table-cell table:style-name="Table1.A1" office:value-type="string">
              <text:p text:style-name="MP3"><text:span text:style-name="Domyślna_20_czcionka_20_akapitu"><text:span text:style-name="MT4"><text:s/>Data:</text:span></text:span><text:span text:style-name="Domyślna_20_czcionka_20_akapitu"><text:span text:style-name="MT7"> 2021-02-28</text:span></text:span></text:p>
            </table:table-cell>
            <table:table-cell table:style-name="Table1.A1" table:number-columns-spanned="2" office:value-type="string">
              <text:p text:style-name="MP3"><text:span text:style-name="Domyślna_20_czcionka_20_akapitu"><text:span text:style-name="MT6"><text:s/>Status: </text:span></text:span><text:span text:style-name="Domyślna_20_czcionka_20_akapitu"><text:span text:style-name="MT7">draft</text:span></text:span></text:p>
            </table:table-cell>
            <table:covered-table-cell/>
            <table:table-cell table:style-name="Table1.A1" office:value-type="string">
              <text:p text:style-name="MP5"><text:span text:style-name="Domyślna_20_czcionka_20_akapitu"><text:span text:style-name="MT6"><text:s/>Strona: </text:span></text:span><text:span text:style-name="Domyślna_20_czcionka_20_akapitu"><text:span text:style-name="MT6"><text:page-number text:select-page="current">2</text:page-number></text:span></text:span><text:span text:style-name="Domyślna_20_czcionka_20_akapitu"><text:span text:style-name="MT6"><text:s/>z </text:span></text:span><text:span text:style-name="Domyślna_20_czcionka_20_akapitu"><text:span text:style-name="MT6"><text:page-count>2</text:page-count></text:span>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dc:title>SIwP - Szablon PS</dc:title>
    <meta:initial-creator>Marian Urbanek</meta:initial-creator>
    <dc:creator>Patryk Kaniewski</dc:creator>
    <meta:creation-date>2021-02-19T14:37:00Z</meta:creation-date>
    <dc:date>2021-03-04T12:36:15.505161728</dc:date>
    <meta:print-date>2007-01-15T02:16:00Z</meta:print-date>
    <meta:editing-cycles>38</meta:editing-cycles>
    <meta:editing-duration>PT4H41M33S</meta:editing-duration>
    <meta:document-statistic meta:table-count="1" meta:image-count="0" meta:object-count="0" meta:page-count="2" meta:paragraph-count="67" meta:word-count="540" meta:character-count="4236" meta:non-whitespace-character-count="3789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" xlink:href="Normal.dotm"/>
  </office:meta>
</office:document-meta>
</file>